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ialogs.py" manifest:media-type=""/>
  <manifest:file-entry manifest:full-path="Scripts/python/pythonpath/indoc/listeners.py" manifest:media-type=""/>
  <manifest:file-entry manifest:full-path="Scripts/python/pythonpath/indoc/documentevent.py" manifest:media-type=""/>
  <manifest:file-entry manifest:full-path="Scripts/python/pythonpath/indoc/commons.py" manifest:media-type=""/>
  <manifest:file-entry manifest:full-path="Scripts/python/pythonpath/indoc/historydialog8.py" manifest:media-type=""/>
  <manifest:file-entry manifest:full-path="Scripts/python/pythonpath/indoc/transientdialog1.py" manifest:media-type=""/>
  <manifest:file-entry manifest:full-path="Scripts/python/pythonpath/indoc/__init__.py" manifest:media-type=""/>
  <manifest:file-entry manifest:full-path="Scripts/python/pythonpath/indoc/staticdialog3.py" manifest:media-type=""/>
  <manifest:file-entry manifest:full-path="Scripts/python/pythonpath/indoc/datedialog1.py" manifest:media-type=""/>
  <manifest:file-entry manifest:full-path="Scripts/python/pythonpath/indoc/transientdialog2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6" style:family="table-cell" style:parent-style-name="Default" style:data-style-name="N10111"/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9" style:family="table-cell" style:parent-style-name="Default" style:data-style-name="N10111"/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table:style-name="ce7" office:value-type="string" calcext:value-type="string">
            <text:p>staticdialog3</text:p>
          </table:table-cell>
          <table:table-cell table:style-name="ce8" office:value-type="string" calcext:value-type="string">
            <text:p>historydialog8</text:p>
          </table:table-cell>
          <table:table-cell table:style-name="ce7" office:value-type="string" calcext:value-type="string">
            <text:p>datedialog1</text:p>
          </table:table-cell>
          <table:table-cell table:style-name="ce7" office:value-type="string" calcext:value-type="string">
            <text:p>transientdialog2</text:p>
          </table:table-cell>
          <table:table-cell table:style-name="ce7" table:number-columns-repeated="1010"/>
        </table:table-row>
        <table:table-row table:style-name="ro1" table:number-rows-repeated="6">
          <table:table-cell table:number-columns-repeated="1014"/>
        </table:table-row>
        <table:table-row table:style-name="ro1">
          <table:table-cell table:number-columns-repeated="2"/>
          <table:table-cell table:style-name="ce9"/>
          <table:table-cell table:number-columns-repeated="1011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alogstate_historydialog8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">
          <table:table-cell office:value-type="string" calcext:value-type="string">
            <text:p>GridDatarows_historydialog8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CheckBox1sate": 0, "CheckBox2sate": 1, "CloseCheck": false, "Width": 104, "Height": 75, "OptionCheck": false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transientdialog1</text:p>
          </table:table-cell>
          <table:table-cell office:value-type="string" calcext:value-type="string">
            <text:p>{"Height": 150, "CheckBox2sate": 1, "CloseCheck": false, "CheckBox1sate": 0, "Width": 195, "OptionCheck": true}</text:p>
          </table:table-cell>
        </table:table-row>
        <table:table-row table:style-name="ro1">
          <table:table-cell office:value-type="string" calcext:value-type="string">
            <text:p>dialogstate_datedialog1</text:p>
          </table:table-cell>
          <table:table-cell office:value-type="string" calcext:value-type="string">
            <text:p>{"CloseCheck": true}</text:p>
          </table:table-cell>
        </table:table-row>
        <table:table-row table:style-name="ro1">
          <table:table-cell office:value-type="string" calcext:value-type="string">
            <text:p>dialogstate_transientdialog2</text:p>
          </table:table-cell>
          <table:table-cell office:value-type="string" calcext:value-type="string">
            <text:p>{"OptionCheck": false, "CheckBox1sate": 0, "CheckBox2sate": 1, "CloseCheck": false, "Height": 75, "Width": 104}</text:p>
          </table:table-cell>
        </table:table-row>
      </table:table>
      <table:named-expressions>
        <table:named-range table:name="dialogstate_datedialog1" table:base-cell-address="$config.$B$6" table:cell-range-address="$config.$B$6"/>
        <table:named-range table:name="dialogstate_historydialog8" table:base-cell-address="$config.$B$1" table:cell-range-address="$config.$B$1"/>
        <table:named-range table:name="dialogstate_staticdialog3" table:base-cell-address="$config.$B$3" table:cell-range-address="$config.$B$3"/>
        <table:named-range table:name="dialogstate_transientdialog1" table:base-cell-address="$config.$B$5" table:cell-range-address="$config.$B$5"/>
        <table:named-range table:name="dialogstate_transientdialog2" table:base-cell-address="$config.$B$7" table:cell-range-address="$config.$B$7"/>
        <table:named-range table:name="GridDatarows_historydialog8" table:base-cell-address="$config.$B$2" table:cell-range-address="$config.$B$2"/>
        <table:named-range table:name="GridDatarows_staticdialog3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00/00/00</text:date>, <text:time style:data-style-name="N2" text:time-value="23:36:18.09915657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7-24T23:36:30.636224678</dc:date>
    <meta:editing-duration>P2DT32M13S</meta:editing-duration>
    <meta:editing-cycles>353</meta:editing-cycles>
    <meta:document-statistic meta:table-count="2" meta:cell-count="18" meta:object-count="0"/>
  </office:meta>
</office:document-meta>
</file>